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LibertineTB" svg:font-family="LinLibertineTB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Tabela1" style:family="table">
      <style:table-properties style:width="17.039cm" fo:margin-left="0.54cm" table:align="left"/>
    </style:style>
    <style:style style:name="Tabela1.A" style:family="table-column">
      <style:table-column-properties style:column-width="17.039cm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padding="0.097cm" fo:border-left="0.5pt solid #000000" fo:border-right="0.5pt solid #000000" fo:border-top="0.5pt solid #000000" fo:border-bottom="none"/>
    </style:style>
    <style:style style:name="Tabela3.A2" style:family="table-cell">
      <style:table-cell-properties fo:padding="0.097cm" fo:border-left="0.5pt solid #000000" fo:border-right="0.5pt solid #000000" fo:border-top="none" fo:border-bottom="none"/>
    </style:style>
    <style:style style:name="Tabela3.A4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.59cm" table:align="margins"/>
    </style:style>
    <style:style style:name="Tabela4.A" style:family="table-column">
      <style:table-column-properties style:column-width="17.59cm" style:rel-column-width="65535*"/>
    </style:style>
    <style:style style:name="Tabela4.A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.59cm" table:align="margins"/>
    </style:style>
    <style:style style:name="Tabela5.A" style:family="table-column">
      <style:table-column-properties style:column-width="17.59cm" style:rel-column-width="65535*"/>
    </style:style>
    <style:style style:name="Tabela5.A1" style:family="table-cell">
      <style:table-cell-properties fo:padding="0.097cm" fo:border-left="0.5pt solid #000000" fo:border-right="0.5pt solid #000000" fo:border-top="0.5pt solid #000000" fo:border-bottom="none"/>
    </style:style>
    <style:style style:name="Tabela5.A2" style:family="table-cell">
      <style:table-cell-properties fo:padding="0.097cm" fo:border-left="0.5pt solid #000000" fo:border-right="0.5pt solid #000000" fo:border-top="none" fo:border-bottom="none"/>
    </style:style>
    <style:style style:name="Tabela5.A11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7.59cm" table:align="margins"/>
    </style:style>
    <style:style style:name="Tabela6.A" style:family="table-column">
      <style:table-column-properties style:column-width="17.59cm" style:rel-column-width="65535*"/>
    </style:style>
    <style:style style:name="Tabela6.A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7.59cm" table:align="margins"/>
    </style:style>
    <style:style style:name="Tabela7.A" style:family="table-column">
      <style:table-column-properties style:column-width="17.59cm" style:rel-column-width="65535*"/>
    </style:style>
    <style:style style:name="Tabela7.A1" style:family="table-cell">
      <style:table-cell-properties fo:padding="0.097cm" fo:border="0.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pt" fo:country="BR" fo:font-weight="bold" style:font-weight-asian="bold" style:font-weight-complex="bold"/>
    </style:style>
    <style:style style:name="P3" style:family="paragraph" style:parent-style-name="Standard">
      <style:text-properties fo:language="pt" fo:country="BR"/>
    </style:style>
    <style:style style:name="P4" style:family="paragraph" style:parent-style-name="Standard">
      <style:text-properties fo:language="pt" fo:country="BR" fo:font-style="italic" style:font-style-asian="italic" style:font-style-complex="italic"/>
    </style:style>
    <style:style style:name="P5" style:family="paragraph" style:parent-style-name="Standard">
      <style:text-properties fo:language="pt" fo:country="BR" fo:font-style="normal" officeooo:rsid="00132674" officeooo:paragraph-rsid="00132674" style:font-style-asian="normal" style:font-style-complex="normal"/>
    </style:style>
    <style:style style:name="P6" style:family="paragraph" style:parent-style-name="Standard">
      <style:text-properties fo:language="pt" fo:country="BR" officeooo:rsid="00132674" officeooo:paragraph-rsid="00132674"/>
    </style:style>
    <style:style style:name="P7" style:family="paragraph" style:parent-style-name="Standard">
      <style:text-properties fo:language="pt" fo:country="BR" officeooo:paragraph-rsid="00132674"/>
    </style:style>
    <style:style style:name="P8" style:family="paragraph" style:parent-style-name="Standard">
      <style:text-properties fo:language="pt" fo:country="BR" officeooo:rsid="0016810f" officeooo:paragraph-rsid="0016810f"/>
    </style:style>
    <style:style style:name="P9" style:family="paragraph" style:parent-style-name="Standard">
      <style:text-properties fo:language="pt" fo:country="BR" officeooo:rsid="001c5434" officeooo:paragraph-rsid="001c5434"/>
    </style:style>
    <style:style style:name="P10" style:family="paragraph" style:parent-style-name="Standard">
      <style:text-properties style:font-name="Liberation Serif1" fo:language="pt" fo:country="BR" fo:font-weight="normal" officeooo:rsid="0016810f" officeooo:paragraph-rsid="0016810f" style:font-weight-asian="normal" style:font-weight-complex="normal"/>
    </style:style>
    <style:style style:name="P11" style:family="paragraph" style:parent-style-name="Standard">
      <style:text-properties style:font-name="Liberation Serif1" fo:language="pt" fo:country="BR" fo:font-weight="bold" style:font-weight-asian="bold" style:font-weight-complex="bold"/>
    </style:style>
    <style:style style:name="P12" style:family="paragraph" style:parent-style-name="Standard">
      <style:text-properties officeooo:rsid="0016810f" officeooo:paragraph-rsid="0016810f"/>
    </style:style>
    <style:style style:name="P13" style:family="paragraph" style:parent-style-name="Standard">
      <style:text-properties fo:font-size="12pt" officeooo:rsid="0016810f" officeooo:paragraph-rsid="0016810f" style:font-size-asian="12pt" style:font-size-complex="12pt"/>
    </style:style>
    <style:style style:name="P14" style:family="paragraph" style:parent-style-name="Standard">
      <style:text-properties officeooo:rsid="001b235c" officeooo:paragraph-rsid="001b235c"/>
    </style:style>
    <style:style style:name="P15" style:family="paragraph" style:parent-style-name="Standard">
      <style:text-properties officeooo:rsid="001c5434" officeooo:paragraph-rsid="001c5434"/>
    </style:style>
    <style:style style:name="P16" style:family="paragraph" style:parent-style-name="Standard">
      <style:text-properties officeooo:rsid="001d348e" officeooo:paragraph-rsid="001d348e"/>
    </style:style>
    <style:style style:name="P17" style:family="paragraph" style:parent-style-name="Standard">
      <style:text-properties officeooo:rsid="001d6326" officeooo:paragraph-rsid="001d6326"/>
    </style:style>
    <style:style style:name="P18" style:family="paragraph" style:parent-style-name="Table_20_Contents">
      <style:text-properties fo:font-weight="bold" officeooo:rsid="001d9cbd" officeooo:paragraph-rsid="001d9cbd" style:font-weight-asian="bold" style:font-weight-complex="bold"/>
    </style:style>
    <style:style style:name="P19" style:family="paragraph" style:parent-style-name="Table_20_Contents">
      <style:text-properties fo:font-weight="normal" officeooo:rsid="001f400c" officeooo:paragraph-rsid="001f400c" style:font-weight-asian="normal" style:font-weight-complex="normal"/>
    </style:style>
    <style:style style:name="P20" style:family="paragraph" style:parent-style-name="Table_20_Contents">
      <style:text-properties fo:language="pt" fo:country="BR"/>
    </style:style>
    <style:style style:name="P21" style:family="paragraph" style:parent-style-name="Table_20_Contents">
      <style:text-properties fo:language="pt" fo:country="BR" fo:font-weight="bold" style:font-weight-asian="bold" style:font-weight-complex="bold"/>
    </style:style>
    <style:style style:name="P22" style:family="paragraph" style:parent-style-name="Table_20_Contents">
      <style:text-properties fo:language="pt" fo:country="BR" fo:font-weight="bold" officeooo:rsid="00132674" officeooo:paragraph-rsid="00132674" style:font-weight-asian="bold" style:font-weight-complex="bold"/>
    </style:style>
    <style:style style:name="P23" style:family="paragraph" style:parent-style-name="Table_20_Contents">
      <style:text-properties fo:language="pt" fo:country="BR" officeooo:rsid="00132674" officeooo:paragraph-rsid="00132674"/>
    </style:style>
    <style:style style:name="P24" style:family="paragraph" style:parent-style-name="Table_20_Contents">
      <style:text-properties fo:language="pt" fo:country="BR" officeooo:rsid="0013af9a" officeooo:paragraph-rsid="0013af9a"/>
    </style:style>
    <style:style style:name="P25" style:family="paragraph" style:parent-style-name="Table_20_Contents">
      <style:text-properties fo:language="pt" fo:country="BR" fo:font-weight="normal" officeooo:rsid="00145c26" officeooo:paragraph-rsid="00145c26" style:font-weight-asian="normal" style:font-weight-complex="normal"/>
    </style:style>
    <style:style style:name="P26" style:family="paragraph" style:parent-style-name="Table_20_Contents">
      <style:text-properties officeooo:rsid="0015d869" officeooo:paragraph-rsid="0015d869"/>
    </style:style>
    <style:style style:name="P27" style:family="paragraph" style:parent-style-name="Table_20_Contents">
      <style:text-properties officeooo:paragraph-rsid="0015d869"/>
    </style:style>
    <style:style style:name="P28" style:family="paragraph" style:parent-style-name="Table_20_Contents">
      <style:text-properties officeooo:rsid="0016810f" officeooo:paragraph-rsid="0016810f"/>
    </style:style>
    <style:style style:name="P29" style:family="paragraph" style:parent-style-name="Table_20_Contents">
      <style:text-properties officeooo:rsid="001d9cbd" officeooo:paragraph-rsid="001d9cbd"/>
    </style:style>
    <style:style style:name="P30" style:family="paragraph" style:parent-style-name="Table_20_Contents">
      <style:text-properties officeooo:rsid="001f400c" officeooo:paragraph-rsid="001f400c"/>
    </style:style>
    <style:style style:name="T1" style:family="text">
      <style:text-properties officeooo:rsid="0013267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5d869"/>
    </style:style>
    <style:style style:name="T7" style:family="text">
      <style:text-properties style:text-position="sub 58%"/>
    </style:style>
    <style:style style:name="T8" style:family="text">
      <style:text-properties style:font-name="Liberation Serif" officeooo:rsid="0015d869"/>
    </style:style>
    <style:style style:name="T9" style:family="text">
      <style:text-properties style:font-name="Liberation Serif1" officeooo:rsid="0015d869"/>
    </style:style>
    <style:style style:name="T10" style:family="text">
      <style:text-properties style:font-name="LinLibertineTB"/>
    </style:style>
    <style:style style:name="T11" style:family="text">
      <style:text-properties style:font-name="LinLibertineTB" fo:font-size="11pt" style:font-size-asian="11pt"/>
    </style:style>
    <style:style style:name="T12" style:family="text">
      <style:text-properties style:font-name="LinLibertineTB" fo:font-size="11pt" officeooo:rsid="00193ef8" style:font-size-asian="11pt"/>
    </style:style>
    <style:style style:name="T13" style:family="text">
      <style:text-properties fo:font-size="11pt" style:font-size-asian="11pt"/>
    </style:style>
    <style:style style:name="T14" style:family="text">
      <style:text-properties officeooo:rsid="00186b03"/>
    </style:style>
    <style:style style:name="T15" style:family="text">
      <style:text-properties fo:color="#c9211e" loext:opacity="100%" officeooo:rsid="0010170b"/>
    </style:style>
    <style:style style:name="T16" style:family="text">
      <style:text-properties officeooo:rsid="001c5434"/>
    </style:style>
    <style:style style:name="T17" style:family="text">
      <style:text-properties officeooo:rsid="001d348e"/>
    </style:style>
    <style:style style:name="T18" style:family="text">
      <style:text-properties fo:language="pt" fo:country="BR" officeooo:rsid="0013af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 INTRODUCTION </text:p>
      <text:p text:style-name="P3"/>
      <text:p text:style-name="P3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0"/>
          </table:table-cell>
        </table:table-row>
        <table:table-row>
          <table:table-cell table:style-name="Tabela1.A2" office:value-type="string">
            <text:p text:style-name="P21">1.1 Setting the Context</text:p>
            <text:p text:style-name="P20"><text:span text:style-name="T1">Só no kernel do linux há mais de 15 disponíveis</text:span></text:p>
            <text:p text:style-name="P3"><text:span text:style-name="T1">BBR em data centers</text:span></text:p>
            <text:p text:style-name="P3"><text:span text:style-name="T1">Novamente o problema de soluções para ambientes específicos, a partir de determinadas premissas e mapeamento de ações em pré-definidos eventos</text:span></text:p>
            <text:p text:style-name="P3"><text:span text:style-name="T1">Quando os pressupostos falham, a performance degrada.</text:span><text:tab/></text:p>
            <text:p text:style-name="P3"><text:tab/><text:span text:style-name="T2">we still lack an adaptive</text:span></text:p>
            <text:p text:style-name="P4"><text:tab/>TCP algorithm that can achieve consistent high performance in</text:p>
            <text:p text:style-name="P4"><text:tab/>different environments without being manually tuned for each one</text:p>
            <text:p text:style-name="P4"><text:tab/><text:span text:style-name="T1">Por que CC baseados em aprendizagem</text:span></text:p>
            <text:p text:style-name="P5"/>
            <text:p text:style-name="P5"/>
          </table:table-cell>
        </table:table-row>
        <table:table-row>
          <table:table-cell table:style-name="Tabela1.A2" office:value-type="string">
            <text:p text:style-name="P23"><text:span text:style-name="T5">1.2 </text:span><text:span text:style-name="T4">Por que CC baseados em aprendizagem? </text:span><text:span text:style-name="T3">Adaptação,</text:span></text:p>
            <text:p text:style-name="P23"><text:span text:style-name="T3">dias e semanas????</text:span></text:p>
            <text:p text:style-name="P23"><text:span text:style-name="T3">days or weeks (instead of years)</text:span></text:p>
            <text:p text:style-name="P23"><text:span text:style-name="T3">Por que não utilizar CC de aprendizado puro: Sem conhecimento prévio, há sub/super utilização (Problem with unseen network scenarios); <text:s/>Problemas de convergência (Convergence issue), <text:s/>potencial sobrecarga de processamento (Overhead)</text:span></text:p>
          </table:table-cell>
        </table:table-row>
        <table:table-row>
          <table:table-cell table:style-name="Tabela1.A2" office:value-type="string">
            <text:p text:style-name="P22">1.3 Key Design Decisions &amp; Contributions</text:p>
            <text:p text:style-name="P23">Combinar abordagens clássicas com DRL</text:p>
            <text:p text:style-name="P23">Instead, we team-up with classic CC design and combine the classic approach</text:p>
            <text:p text:style-name="P23">with advanced DRL techniques to move toward mastering conges-</text:p>
            <text:p text:style-name="P23">tion control for the Internet. </text:p>
            <text:p text:style-name="P23">O DRL seria mais aderente à natureza do problema de congestionamento</text:p>
            <text:p text:style-name="P23">1) supervised</text:p>
            <text:p text:style-name="P23">2) unsupervised, and 3) reinforcement learning. Supervised and</text:p>
            <text:p text:style-name="P23">unsupervised learning are usually one-shot, myopic, and consider</text:p>
            <text:p text:style-name="P23">instant rewards, while reinforcement learning is sequential, far-</text:p>
            <text:p text:style-name="P23">sighted, and considers long-term accumulative rewards [39 ]</text:p>
          </table:table-cell>
        </table:table-row>
      </table:table>
      <text:p text:style-name="P3"/>
      <text:p text:style-name="P3"><text:tab/></text:p>
      <text:p text:style-name="P3">2 SYSTEM DESIGN OVERVIEW</text:p>
      <text:p text:style-name="P3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0">2.1 Big Picture</text:p>
            <text:p text:style-name="P24">Controle de congestionamento de dois níveis:</text:p>
            <text:p text:style-name="P24"><text:s text:c="2"/>-Controle de “baixo nível”, utilizando CC tradicionais</text:p>
            <text:p text:style-name="P24"><text:s text:c="2"/>-Controle de Alto nível, utilizando DRL</text:p>
            <text:p text:style-name="P24"/>
            <text:p text:style-name="P24">O monitoramento de alto nível interfere na cwnd do CC tradicional que continua seu trabalho a partir daí.</text:p>
            <text:p text:style-name="P24"/>
            <text:p text:style-name="P24">DRL-Agent monitors the environment’s statistics (including both the statistics representing</text:p>
            <text:p text:style-name="P24"><text:soft-page-break/>the network and the statistics representing the underlying classic TCP), calculates a new cwnd for the system, and enforces it. Later, the underlying classic TCP uses the enforced cwnd as its base cwnd,</text:p>
            <text:p text:style-name="P24">and continues its fine-grained adjustments to it.</text:p>
            <text:p text:style-name="P24"/>
            <text:p text:style-name="P24"/>
            <text:p text:style-name="P24"/>
          </table:table-cell>
        </table:table-row>
        <table:table-row>
          <table:table-cell table:style-name="Tabela2.A2" office:value-type="string">
            <text:p text:style-name="P21">2.2 Benefits of Two-Level Control</text:p>
            <text:p text:style-name="P25">Torna mais remota a chance de estados de erro nas previsões (Continuous Probing and Convergence)</text:p>
            <text:p text:style-name="P25">Maior adaptibilidade, uma vez que o controle de alto nível pode se adaptar com a aprendizagem (A More Predictable Behavior Compared to Clean-Slate Designs)</text:p>
            <text:p text:style-name="P25">Maior custo-benefício, entre processamento e performance</text:p>
            <text:p text:style-name="P25">Maior rapidez no treinamento</text:p>
            <text:p text:style-name="P25"/>
            <text:p text:style-name="P25"/>
          </table:table-cell>
        </table:table-row>
        <table:table-row>
          <table:table-cell table:style-name="Tabela2.A2" office:value-type="string">
            <text:p text:style-name="P21"/>
          </table:table-cell>
        </table:table-row>
      </table:table>
      <text:p text:style-name="P3"/>
      <text:p text:style-name="P3"/>
      <text:p text:style-name="P3">3 ORCA’S DESIGN</text:p>
      <text:p text:style-name="P3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>3.1 Monitoring Block</text:p>
            <text:p text:style-name="P26">O controle de alto nível é embarcado no sistema operacional, fora da pilha TCP, e captura as variáveis de interesse para treinamento.</text:p>
            <text:p text:style-name="P26">A rede vista como uma Markov Decision Process (MDP)</text:p>
            <text:p text:style-name="P26">Reconpensa baseada no Poder <text:s/>Throughput/Delay</text:p>
            <text:p text:style-name="P26">Maximizar o “Poder” e minimizar a Perda</text:p>
            <text:p text:style-name="P26">R=Poder/Poder<text:span text:style-name="T7">max</text:span> </text:p>
            <text:p text:style-name="P26"/>
            <text:p text:style-name="P26"/>
            <text:p text:style-name="P26"/>
          </table:table-cell>
        </table:table-row>
        <table:table-row>
          <table:table-cell table:style-name="Tabela3.A2" office:value-type="string">
            <text:p text:style-name="Table_20_Contents">3.3 DRL-Agent</text:p>
            <text:p text:style-name="P26">É quem efetivamente toma as ações</text:p>
            <text:p text:style-name="P26">Domínio da cwnd é, na prática, infinito, o que torna o mapeamento estado→ ação impossível</text:p>
            <text:p text:style-name="P27"><text:span text:style-name="T6">Daí, determina-se </text:span><text:span text:style-name="T8">α</text:span><text:span text:style-name="T9">, entre (-2 a 2)</text:span></text:p>
          </table:table-cell>
        </table:table-row>
        <table:table-row>
          <table:table-cell table:style-name="Tabela3.A2" office:value-type="string">
            <text:p text:style-name="Table_20_Contents">3.4 Learning Algorithm</text:p>
            <text:p text:style-name="P26">Tuplas locais</text:p>
            <text:p text:style-name="P26">Tuplas centralizadas</text:p>
            <text:p text:style-name="P26">Treinamento sem CC tradicional</text:p>
            <text:p text:style-name="P26">Treinamento com CC tradicional</text:p>
            <text:p text:style-name="P26">Atores, alimentam uma memória, que serve para produção de um modelo central</text:p>
            <text:p text:style-name="P26">A learner maintains and updates the neural network</text:p>
            <text:p text:style-name="P26">models, including policy, critic, and target networks. For each update</text:p>
            <text:p text:style-name="P26">iteration, the learner randomly samples a mini-batch of experience</text:p>
            <text:p text:style-name="P26">tuple e = (s, a, r, s ′) from the replay memory, computes</text:p>
            <text:p text:style-name="P26">the gradients from sampled data, and updates the corresponding</text:p>
            <text:p text:style-name="P26">parameters following algorithm described</text:p>
          </table:table-cell>
        </table:table-row>
        <table:table-row>
          <table:table-cell table:style-name="Tabela3.A4" office:value-type="string">
            <text:p text:style-name="Table_20_Contents"/>
          </table:table-cell>
        </table:table-row>
      </table:table>
      <text:p text:style-name="P3"><text:soft-page-break/></text:p>
      <text:p text:style-name="P3"><text:span text:style-name="T11">4 IMPLEMENTATION AND TRAINING</text:span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1"><text:span text:style-name="T13">4.1 Orca</text:span></text:p>
            <text:p text:style-name="P10"><text:span text:style-name="T13">Há uma fase de treinamento, em se se varia Banda, RTT mínimo e Bottleneck buffer size.</text:span></text:p>
            <text:p text:style-name="P10"><text:span text:style-name="T13">Há treinamento</text:span></text:p>
            <text:p text:style-name="P10"><text:span text:style-name="T13"/></text:p>
            <text:p text:style-name="P10"><text:span text:style-name="T13"/></text:p>
            <text:p text:style-name="P1"><text:span text:style-name="T11"><text:s text:c="3"/></text:span></text:p>
          </table:table-cell>
        </table:table-row>
        <table:table-row>
          <table:table-cell table:style-name="Tabela4.A2" office:value-type="string">
            <text:p text:style-name="P2"/>
          </table:table-cell>
        </table:table-row>
      </table:table>
      <text:p text:style-name="P3"><text:span text:style-name="T11"/></text:p>
      <text:p text:style-name="P3"><text:span text:style-name="T11">5 EVALUATION</text:span></text:p>
      <text:p text:style-name="P3"><text:span text:style-name="T11"/>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8">Sempre no “top-right”</text:p>
            <text:p text:style-name="P28">Mesmo em cenários não contemplados pelo treinamento, <text:span text:style-name="T14">de 6h</text:span></text:p>
            <text:p text:style-name="P28"/>
          </table:table-cell>
        </table:table-row>
        <table:table-row>
          <table:table-cell table:style-name="Tabela5.A2" office:value-type="string">
            <text:p text:style-name="P28">5.1 Consistent High-Performance</text:p>
          </table:table-cell>
        </table:table-row>
        <table:table-row>
          <table:table-cell table:style-name="Tabela5.A2" office:value-type="string">
            <text:p text:style-name="P13"><text:span text:style-name="T10">5.2 Under The Hood</text:span></text:p>
            <text:p text:style-name="P12"><text:span text:style-name="T11">That’s why the following explanations are only our hypothesis </text:span><text:span text:style-name="T12">daí, pulei</text:span></text:p>
          </table:table-cell>
        </table:table-row>
        <table:table-row>
          <table:table-cell table:style-name="Tabela5.A2" office:value-type="string">
            <text:p text:style-name="P12">5.3 Overhead</text:p>
            <text:p text:style-name="P14">Baixo, principalmente comparado aos CC de treinamento puro (<text:span text:style-name="T15">Aurora, Indigo, Remy e Vivace</text:span>)</text:p>
          </table:table-cell>
        </table:table-row>
        <table:table-row>
          <table:table-cell table:style-name="Tabela5.A2" office:value-type="string">
            <text:p text:style-name="P12">5.4 Monitoring Time Period<text:span text:style-name="T16">(MTP)</text:span></text:p>
            <text:p text:style-name="P15">Qual o impacto do MTP na performamce e no overhead</text:p>
            <text:p text:style-name="P15">Melhor que o CUBIC</text:p>
            <text:p text:style-name="P12"/>
          </table:table-cell>
        </table:table-row>
        <table:table-row>
          <table:table-cell table:style-name="Tabela5.A2" office:value-type="string">
            <text:p text:style-name="P12">5.5 Dynamics of Orca</text:p>
          </table:table-cell>
        </table:table-row>
        <table:table-row>
          <table:table-cell table:style-name="Tabela5.A2" office:value-type="string">
            <text:p text:style-name="P15">Boa fairness <text:span text:style-name="T17">com seus fluxos</text:span>, o Aurora não foi.</text:p>
          </table:table-cell>
        </table:table-row>
        <table:table-row>
          <table:table-cell table:style-name="Tabela5.A2" office:value-type="string">
            <text:p text:style-name="P15"><text:span text:style-name="T11">5.6 Deployment Friendliness</text:span></text:p>
          </table:table-cell>
        </table:table-row>
        <table:table-row>
          <table:table-cell table:style-name="Tabela5.A2" office:value-type="string">
            <text:p text:style-name="P16">E com outros fluxos?</text:p>
          </table:table-cell>
        </table:table-row>
        <table:table-row>
          <table:table-cell table:style-name="Tabela5.A2" office:value-type="string">
            <text:p text:style-name="P16">5.7 Impact of AQM on Orca’s Performance</text:p>
          </table:table-cell>
        </table:table-row>
        <table:table-row>
          <table:table-cell table:style-name="Tabela5.A11" office:value-type="string">
            <text:p text:style-name="P17">TCP não sabe nada, principalmente se há diferentes AQM´s (gerenciamento de filas)</text:p>
            <text:p text:style-name="P17">one of the advantages of learning-based approaches</text:p>
            <text:p text:style-name="P17">such as Orca is that they do not have/need any assumption about</text:p>
            <text:p text:style-name="P17">the network, how packets are delivered, or how the packets are</text:p>
            <text:p text:style-name="P17">dropped in the network. Instead, they consider the environment</text:p>
            <text:p text:style-name="P17">as a black-box that reveals itself only through observable end-toend</text:p>
            <text:p text:style-name="P17">statistics and they learn how to react to them.</text:p>
          </table:table-cell>
        </table:table-row>
      </table:table>
      <text:p text:style-name="P3"><text:span text:style-name="T11"/></text:p>
      <text:p text:style-name="P3">6 RELATEDWORK</text:p>
      <text:p text:style-name="P3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9">Fase 1 - Heuristic Approach – Se mostra inviável</text:p>
            <text:p text:style-name="P29">Fase 2 - Baseados no Ambiente – Environment-Based</text:p>
            <text:p text:style-name="P18">Fase 3 <text:s/>- Learning Based </text:p>
            <text:p text:style-name="P19">Assistidos pela rede – Network-Assisted</text:p>
            <text:p text:style-name="P19"/>
            <text:p text:style-name="P19"><text:soft-page-break/></text:p>
            <text:p text:style-name="P29"/>
          </table:table-cell>
        </table:table-row>
        <table:table-row>
          <table:table-cell table:style-name="Tabela6.A2" office:value-type="string">
            <text:p text:style-name="P29"/>
          </table:table-cell>
        </table:table-row>
      </table:table>
      <text:p text:style-name="P3"/>
      <text:p text:style-name="P3">7 DISCUSSION &amp; FINAL NOTE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0">Rede Neural</text:p>
            <text:p text:style-name="P30">Nada formal, mas funciona</text:p>
            <text:p text:style-name="P30">é possível utilizar outros esquemas no <text:span text:style-name="T18">Controle de “baixo nível”</text:span></text:p>
          </table:table-cell>
        </table:table-row>
      </table:table>
      <text:p text:style-name="P3"/>
      <text:p text:style-name="P3"/>
      <text:p text:style-name="P6">Vocabulário</text:p>
      <text:p text:style-name="P6"/>
      <text:p text:style-name="P7"><text:span text:style-name="T1">coarsegrain - </text:span><text:bookmark text:name="tw-target-text"/>grão grosso</text:p>
      <text:p text:style-name="P6">shim – <text:span text:style-name="T6">Calço</text:span></text:p>
      <text:p text:style-name="P8">hood – capuz</text:p>
      <text:p text:style-name="P8">tailored – sob-medida, otimizado</text:p>
      <text:p text:style-name="P9">tile – used for cover, in this case the longest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LibertineTB" svg:font-family="LinLibertineTB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1T17:02:23.667000000</dc:date>
    <meta:editing-duration>PT6H56M46S</meta:editing-duration>
    <meta:editing-cycles>13</meta:editing-cycles>
    <meta:generator>LibreOffice/7.4.2.3$Windows_X86_64 LibreOffice_project/382eef1f22670f7f4118c8c2dd222ec7ad009daf</meta:generator>
    <meta:document-statistic meta:table-count="7" meta:image-count="0" meta:object-count="0" meta:page-count="4" meta:paragraph-count="106" meta:word-count="766" meta:character-count="4995" meta:non-whitespace-character-count="4305"/>
  </office:meta>
</office:document-meta>
</file>